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4bce811 (AutoSpark-slave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 UDP Rule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4bce811 (AutoSpark-slave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ICM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-75bce810 (AutoSpark-maste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8080 - 8081</text:p>
          </table:table-cell>
          <table:table-cell office:value-type="string" calcext:value-type="string">
            <text:p>0.0.0.0/0</text:p>
          </table:table-cell>
          <table:table-cell/>
          <table:table-cell office:value-type="string" calcext:value-type="string">
            <text:p>Inbound</text:p>
          </table:table-cell>
        </table:table-row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5bce810 (AutoSpark-maste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60070" calcext:value-type="float">
            <text:p>60070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19999" calcext:value-type="float">
            <text:p>19999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 UDP Rule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5bce810 (AutoSpark-maste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ICM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-74bce811 (AutoSpark-slave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4040 - 4045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All traffic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0.0.0.0/0</text:p>
          </table:table-cell>
          <table:table-cell/>
          <table:table-cell office:value-type="string" calcext:value-type="string">
            <text:p>Outb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47:49.685667530</meta:creation-date>
    <dc:date>2015-01-22T11:48:49.086845115</dc:date>
    <meta:editing-duration>PT34S</meta:editing-duration>
    <meta:editing-cycles>2</meta:editing-cycles>
    <meta:generator>LibreOffice/4.2.7.2$Linux_X86_64 LibreOffice_project/420m0$Build-2</meta:generator>
    <meta:document-statistic meta:table-count="1" meta:cell-count="66" meta:object-count="0"/>
  </office:meta>
</office:document-meta>
</file>